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サラ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59.6">
            <text:p>59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朱鷺子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50.9">
            <text:p>50.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Ｓ文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Ａ文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Ｎスター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57.3">
            <text:p>57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Ｓ妖夢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レミリア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鈴仙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天子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スター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47.7">
            <text:p>47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ＪＫ早苗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41.3">
            <text:p>41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豊姫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輪妖精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61.3">
            <text:p>61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Ｗ咲夜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Ｔさとり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Ｎサニー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ＡＤチルノ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Ｔ藍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夢月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43.9">
            <text:p>43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にとり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Ｈ早苗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幽香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咲夜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阿求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マイ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フラン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フラン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呪い子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かいりゅー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エリー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魔天使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る～こと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れっくうざ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56.8">
            <text:p>56.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Ｓてゐ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先代の巫女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ルナ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フラン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Ｅ魔理沙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Ｓ幻月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エレン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依姫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4.5">
            <text:p>64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リグル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星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衣玖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空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アリス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ヤマメ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Ｈ青娥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輝夜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Ｔありす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Ｔパチュリー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Ａ天子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早苗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永琳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Ｎさとり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Ｄパルスィ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魔理沙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Ｈミスティア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Ｎコンガラ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Ｄ萃香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Ｔパルスィ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Ｄ小悪魔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Ｎ天魔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.4">
            <text:p>30.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Ｄ霊夢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大妖精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伊佐美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サニー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レイラ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Ｄ早苗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屠自古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パチュリー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Ｎ豊姫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ビビット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Ｄチルノ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小町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Ｔ紫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燐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大妖精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幽々子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Ｄてゐ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Ｈさとり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Ａ妖夢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Ｔ魔理沙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鈴仙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妹紅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Ｈ村紗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Ｈルイズ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リグル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Ｄナズーリン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にとり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Ｔ咲夜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神奈子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Ｈメルラン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Ｔアリス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Ｎルーミア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Ｈ小町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Ａ幽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Ｓこいし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Ｎミスティア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Ｔ妖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Ｎ星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非想天則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Ｅルーミア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メディスン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Ｈ咲夜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くるみ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がぶりあす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Ｈ衣玖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Ｈスター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Ｈレティ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Ｓにとり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Ｔサニー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ＡＤ鈴仙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Ｎルナ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りざーどん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Ｄ幽香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Ｄ雛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Ｄ妖夢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Ａゴリアテ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Ｈ布都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Ｈオレンジ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咲夜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Ｎメルラ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Ｎ明羅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諏訪子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Ｓレティ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Ｔ美鈴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秋姉妹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ゾンビＦ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Ｔミスティア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Ｓ鈴仙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Ｔメディスン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パルス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Ｈカナ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Ｎキクリ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Ｓぬえ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Ｓ布都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Ｄ芳香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Ｎフラ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Ｄ慧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パチュリー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萃香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Ｄレティ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Ｓ小傘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Ｔ静葉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Ｄ幽々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Ｎ神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Ｔ空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Ｈ夢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ＳリリーＢ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Ｎ橙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Ｈ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Ｔリリ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騒霊三姉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Ｄ映姫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ＡＬＩＣＥ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Ｎ大妖精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ＤリリーＷ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Ｔル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Ａ衣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ＡＤ藍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Ｄはたて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穣子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Ｔルーミ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Ｄ諏訪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Ｈヤマメ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Ｓユウ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Ｄ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ＡＤ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Ｓ聖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Ｎヤマ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Ｔキス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Ｓ小町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Ａ輝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Ｎ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大ナマズ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Ｎアリス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Ｄレミリア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Ｓ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Ｈ神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Ｎぬえ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ＨリリーＷ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Ａ霊夢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村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Ｎこい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冴月麟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Ｄルーミ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Ｓ美鈴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Ｔ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Ｎ幽々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Ｔレミリ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ＡＤ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幽々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Ｓ靈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Ｔ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ちびメデ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Ａ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Ａ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Ａ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Ｈ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Ｔ小悪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ＡＤマリ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Ｄ一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ぎゃらど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Ｈ小悪魔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Ａ夢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Ｓはたて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先代の巫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Ｓてゐ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Ｎサラ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レミリア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Ａ朱鷺子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豊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アリス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Ａ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フラ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メルラ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Ｓ咲夜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輝夜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ヤマメ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Ｎスタ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Ｄ永琳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Ｓ文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かいりゅ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Ｎ豊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Ｄエリ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コンガラ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早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Ｔ星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Ｎミスティ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鈴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早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Ａ華扇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ＡＤ妹紅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Ｎ幽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Ｄ依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ＪＫ早苗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魔天使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霊夢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衣玖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Ｔパチュ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Ｔさとり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ビビット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Ａ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輪妖精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チルノ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れっくうざ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依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Ｅ魔理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スタ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あり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Ｈ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Ｓ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サリエ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ぎらてぃ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Ｔ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Ｔ先代の巫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メルラ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呪い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屠自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る～こと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朱鷺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伊佐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Ｎ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Ｈルナ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アリス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Ｓ幻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Ｔ夢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エレ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23">
            <text:p>23</text:p>
          </table:table-cell>
          <table:table-cell office:value-type="float" office:value="127">
            <text:p>127</text:p>
          </table:table-cell>
          <table:table-cell office:value-type="float" office:value="72">
            <text:p>72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Ｔ鈴仙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妖夢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Ｔさとり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Ｔフラン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スター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スター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Ｎサラ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74.1">
            <text:p>7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レミリア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Ｓ咲夜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ＪＫ早苗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ＡＤ妹紅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幽香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Ｎサニー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早苗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64.2">
            <text:p>64.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輪妖精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藍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文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ミリア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Ｗ咲夜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59.2">
            <text:p>59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天子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Ｄチルノ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52.1">
            <text:p>52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豊姫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大妖精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魔理沙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Ｄ萃香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Ｄエリー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アリス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Ｅ魔理沙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ゴリアテ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さとり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パルスィ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Ｔ紫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ルナ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衣玖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かいりゅー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天子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Ｈエレン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先代の巫女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にとり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Ｎ幽香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阿求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夢月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Ｔパルスィ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魔天使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サニー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フラン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永琳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ありす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ＡＤてゐ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フラン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ルナサ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Ｓリグル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大妖精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Ｔ星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空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Ｓマイ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輝夜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Ｔ早苗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燐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ＡＤ橙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Ｔ静葉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村紗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コンガラ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れっくうざ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る～こと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霖之助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霊夢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にとり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Ｈルイズ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Ａ鈴仙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ルーミア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神綺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ビビット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呪い子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ミスティア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Ｎ屠自古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Ｎ霊夢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Ｓ幻月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布都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Ｓ依姫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Ｔヤマメ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神奈子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秋姉妹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Ａ先代の巫女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Ｄチルノ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Ｈ咲夜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伊佐美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Ｓ鈴仙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Ｎ明羅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Ｄ小悪魔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Ｄ美鈴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早苗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美鈴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Ｄにとり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ＡＤ鈴仙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Ｎマガン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Ｔパチュリー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Ｄ小町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Ｔ妖夢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さとり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ナズーリン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リグル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Ｔサニー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ルナ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フラン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Ｓ魔梨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Ｔ魔理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くるみ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Ｓ幽々子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Ｄはたて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Ｓてゐ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非想天則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Ｎメルラン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Ｄアリス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騒霊三姉妹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Ａはたて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Ｎパチュリー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Ｓ聖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Ｅルーミア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Ａ妖夢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Ｓ小傘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Ｄ穣子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Ｈ青娥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Ｔ勇儀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Ｈスター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Ｈカナ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Ｓ小町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夢美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Ｈ小悪魔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Ｓ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Ｔ咲夜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Ａ一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ＡＤミスティ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Ａパチュリー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ＨリリーＷ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Ｓ静葉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Ｓ空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Ｄ依姫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Ｄ慧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ＡＬＩＣＥ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Ｓ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Ｔメディスン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Ｔミスティア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衣玖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Ａ諏訪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Ｄ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椛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Ａ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豊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Ｎヤマ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Ｓレイセ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Ｄレイラ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がぶりあす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Ｓ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Ｓ美鈴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Ｎ神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Ｎ咲夜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Ｈ夢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サリエ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ＳリリーＢ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Ｄメディスン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Ｔ小悪魔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Ｓ藍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Ｄ美鈴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Ａ依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ＡＤ藍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Ｎぬえ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Ｔリリ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Ｎキクリ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魅魔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Ｈオレンジ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ルナ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Ｔ空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Ａ魔理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りざーどん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Ｎアリス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ゾンビＦ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Ｈ小町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Ｎ朱鷺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Ｄリリー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Ｔ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ちびルナサ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Ｄ妖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Ｈレイ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ナズーリ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Ｎ小兎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Ｓ靈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神玉・陰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Ａ霊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Ｈ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Ｎ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Ｈ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Ｄキスメ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Ｔ美鈴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Ａ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Ａ豊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Ｈ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Ｄ芳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キス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Ｈ響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Ｎ村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て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Ａ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Ｓぬ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Ｈ早苗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Ｎサラ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文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輪妖精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朱鷺子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Ｔ鈴仙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スター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Ｓ豊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Ｄ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Ｎミスティ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Ｓ妖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Ｔ藍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Ｎコンガラ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アリス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大妖精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村紗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Ｈエレ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れっくうざ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ＪＫ早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アリス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Ａ天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Ｄ天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Ｔありす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チル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魔梨沙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こいし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Ｗ咲夜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ぎらてぃ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Ｄ小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永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エリ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パルス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伊佐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依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Ｈミスティ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Ｅ魔理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Ｔ星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呪い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華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Ｓ文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魔天使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神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屠自古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Ｓ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Ｓ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レミリ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萃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Ｄ霊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Ｔ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Ｄて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Ｈくるみ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ユウ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かいりゅ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さ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6">
            <text:p>36</text:p>
          </table:table-cell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朱鷺子</text:p>
          </table:table-cell>
          <table:table-cell office:value-type="float" office:value="32">
            <text:p>32</text:p>
          </table:table-cell>
          <table:table-cell office:value-type="float" office:value="183">
            <text:p>183</text:p>
          </table:table-cell>
          <table:table-cell office:value-type="float" office:value="93">
            <text:p>93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Ｎサラ</text:p>
          </table:table-cell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float" office:value="108">
            <text:p>108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妖夢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79">
            <text:p>79</text:p>
          </table:table-cell>
          <table:table-cell office:value-type="float" office:value="49.7">
            <text:p>49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Ｔ鈴仙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89">
            <text:p>8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スター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79">
            <text:p>79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Ｓ文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69">
            <text:p>69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Ａレミリア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さとり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スター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float" office:value="63">
            <text:p>63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ＡＤ妹紅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office:value-type="float" office:value="68">
            <text:p>68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ＪＫ早苗</text:p>
          </table:table-cell>
          <table:table-cell office:value-type="float" office:value="21">
            <text:p>21</text:p>
          </table:table-cell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Ｄ天子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輪妖精</text:p>
          </table:table-cell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float" office:value="68">
            <text:p>68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フラン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42.6">
            <text:p>42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サニー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52">
            <text:p>52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Ｔ藍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Ｓ豊姫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Ｗ咲夜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ＡＤチルノ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早苗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Ｓ咲夜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54">
            <text:p>54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Ｄレティ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7">
            <text:p>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Ｓレミリア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夢月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にとり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Ｎ幽香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Ｄエリー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阿求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かいりゅー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61.6">
            <text:p>61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Ｅ魔理沙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マイ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魔理沙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アリス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フラン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ルナ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Ａ幽香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萃香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Ａ華扇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魔天使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56.1">
            <text:p>56.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Ａ大妖精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先代の巫女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Ｄ衣玖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Ｈエレン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パルスィ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Ｓフラン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Ａ天子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呪い子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る～こと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れっくうざ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リグル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Ｔ星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空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Ｈさとり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Ｔありす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Ｔパルスィ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Ｔ紫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Ｄ永琳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輝夜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Ｎ霊夢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サニー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Ｔ早苗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幻月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大妖精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ゴリアテ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Ｓてゐ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68.1">
            <text:p>68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コンガラ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ヤマメ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Ｄてゐ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霊夢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ミスティア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ぱるきあ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ぎらてぃな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Ｈ燐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依姫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パチュリー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ルナサ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さとり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Ｈ青娥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35.9">
            <text:p>35.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Ｄ小悪魔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村紗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ビビット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屠自古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Ｎ天魔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8.9">
            <text:p>28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Ｈルイズ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メルラン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伊佐美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Ａ鈴仙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Ｄ早苗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チルノ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ルーミア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Ｄ小町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5.8">
            <text:p>75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パチュリー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Ｄ里香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Ｎミスティア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1.9">
            <text:p>71.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神奈子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Ｓにとり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ミミちゃん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Ｔ魔理沙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Ｎリグル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Ａパチュリー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Ｄにとり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Ｓ幽々子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レイラ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Ｔアリス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Ｄナズーリン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Ｔ静葉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霖之助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Ａはたて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Ｓ依姫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Ａ妖夢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Ｈ咲夜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豊姫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Ｔ妖夢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秋姉妹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Ｓ布都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Ｔ咲夜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ＡＤ鈴仙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Ｎ明羅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9.2">
            <text:p>79.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非想天則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Ｔサニー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Ｓ鈴仙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Ｈくるみ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Ｎルナ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Ｅルーミア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レティ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こいし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Ｈ神綺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Ｄアリス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Ｈスター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Ｎフラン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Ｎメルラン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星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Ｈ布都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Ｓアリス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がぶりあす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Ｄ美鈴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Ａ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Ｄメディスン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Ｎマガン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Ａ妹紅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Ｄミスティ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Ｔ勇儀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Ｈカナ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Ａサリエル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Ｈ小町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騒霊三姉妹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Ｎパチュリー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Ｔミスティア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Ｄ雛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Ｓ小傘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Ｔメディスン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Ｄはたて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Ａ諏訪子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Ａ先代の巫女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Ｓ魔梨沙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Ｎ咲夜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Ｄ慧音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Ｎ諏訪子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Ｄ穣子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美鈴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Ｈメルラン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Ｄ幽香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りざーどん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Ｓ静葉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Ｓ聖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椛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ＬＩＣＥ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Ｈオレンジ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Ａ衣玖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Ｈ衣玖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Ｎキクリ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Ｓ小町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Ｎ神子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Ｈ夢子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ＳリリーＢ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Ｈヤマメ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魔理沙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Ｈレティ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Ｓ空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ゾンビＦ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Ｄ妖夢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ＨリリーＷ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Ｎヤマメ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Ｔリリ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橙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冴月麟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Ｔこいし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Ｔ空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Ｎ妹紅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Ｄ藍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Ｔルーミア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Ｔ美鈴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Ｄリグル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Ｔルナ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小悪魔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Ａ夢美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Ｓぬえ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Ｄ諏訪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Ｄ芳香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ＤリリーＷ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Ｎ小兎姫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パルス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Ａ一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Ｓ輝夜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Ｓ美鈴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Ｎぬえ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Ａ萃香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Ｄレティ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Ｄ幽々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Ｎ橙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Ｎ勇儀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Ｔ小悪魔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Ｓ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Ｎアリス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Ｎメディス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Ｔキスメ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Ｓユウ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Ｔ萃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Ｎ村紗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Ｓ藍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依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魅魔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Ａ輝夜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Ａ霊夢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大ナマズ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Ｄレミリア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Ａ村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Ｎこい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ちびルナサ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Ｄルーミ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ＡリリーＢ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Ｔレミリア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Ｈ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Ｈレイ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Ｔ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ちびメデ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Ａ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ＡＤマリ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Ｄ一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ぎゃらど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Ｓはたて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神玉・陰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Ｄ妹紅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Ｄキスメ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Ｈ響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サラ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朱鷺子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Ｈ早苗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豊姫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Ｎスター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Ａ文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Ｓてゐ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輪妖精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アリス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鈴仙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Ａレミリア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Ｎコンガラ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永琳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Ｔ藍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Ｓ妖夢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ＡＤ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咲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ヤマメ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Ｄエリ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Ｓ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ＪＫ早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星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れっくうざ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フラ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メルラ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かいりゅ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Ｔありす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天子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チルノ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エレ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大妖精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依姫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豊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Ｅ魔理沙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Ａ華扇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ＡＤ妹紅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魔天使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Ｄ衣玖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Ｔパチュリー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さとり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ぎらてぃ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伊佐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村紗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アリス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天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早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Ｄスタ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幽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依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Ｎ霊夢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Ｓレティ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ビビット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呪い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Ｎ屠自古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Ｎアリス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魔梨沙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こいし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Ｗ咲夜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小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Ｄパルス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ミスティ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Ａ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Ｎ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Ａ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Ｈ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Ｔ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Ａサリエ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Ｔ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先代の巫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メルラ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レテ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Ｈ衣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る～こと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Ｎ朱鷺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Ｈルナ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Ｓ幻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Ｔ夢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Ｄ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慧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Ｓ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神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Ｓ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Ｄ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Ｄ萃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Ｄ霊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Ｈスタ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Ａ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Ｈ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Ｔ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ＡＤて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Ｓ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Ｈくるみ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Ａユウ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Ｓ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第一幕決勝.A1:第一幕決勝.F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2013/02/19</text:date>, <text:time>19:2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9:21:26.16</dc:date>
    <meta:generator>OpenOffice.org/3.4.1$Win32 OpenOffice.org_project/341m1$Build-9593</meta:generator>
    <meta:editing-duration>PT28M24S</meta:editing-duration>
    <meta:editing-cycles>15</meta:editing-cycles>
    <meta:document-statistic meta:table-count="6" meta:cell-count="6630" meta:object-count="0"/>
  </office:meta>
</office:document-meta>
</file>